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2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2638in"/>
    </style:style>
    <style:style style:name="co4" style:family="table-column">
      <style:table-column-properties fo:break-before="auto" style:column-width="3.2189in"/>
    </style:style>
    <style:style style:name="co5" style:family="table-column">
      <style:table-column-properties fo:break-before="auto" style:column-width="0.3634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6425in"/>
    </style:style>
    <style:style style:name="co10" style:family="table-column">
      <style:table-column-properties fo:break-before="auto" style:column-width="0.2756in"/>
    </style:style>
    <style:style style:name="co11" style:family="table-column">
      <style:table-column-properties fo:break-before="auto" style:column-width="9.5575in"/>
    </style:style>
    <style:style style:name="co12" style:family="table-column">
      <style:table-column-properties fo:break-before="auto" style:column-width="0.3752in"/>
    </style:style>
    <style:style style:name="co13" style:family="table-column">
      <style:table-column-properties fo:break-before="auto" style:column-width="1.5429in"/>
    </style:style>
    <style:style style:name="co14" style:family="table-column">
      <style:table-column-properties fo:break-before="auto" style:column-width="1.7752in"/>
    </style:style>
    <style:style style:name="co15" style:family="table-column">
      <style:table-column-properties fo:break-before="auto" style:column-width="0.2862in"/>
    </style:style>
    <style:style style:name="co16" style:family="table-column">
      <style:table-column-properties fo:break-before="auto" style:column-width="5.3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ummary_20__26__20_estimates">
      <style:table-properties table:display="true" style:writing-mode="lr-tb"/>
    </style:style>
    <style:style style:name="ta2" style:family="table" style:master-page-name="PageStyle_5f_prisons_20_1830_20_ga">
      <style:table-properties table:display="true" style:writing-mode="lr-tb"/>
    </style:style>
    <style:style style:name="ta3" style:family="table" style:master-page-name="PageStyle_5f_prisons_20_1830_20_nga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8002"/>
    <style:style style:name="ce5" style:family="table-cell" style:parent-style-name="Excel_20_Built-in_20_Normal" style:data-style-name="N116"/>
    <style:style style:name="ce6" style:family="table-cell" style:parent-style-name="Excel_20_Built-in_20_Normal" style:data-style-name="N800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 &amp; estimat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3" table:number-rows-spanned="1">
            <text:p>Prisoners in England and Wales in 1830</text:p>
          </table:table-cell>
          <table:covered-table-cell table:number-columns-repeated="2" table:style-name="ce2"/>
          <table:table-cell table:number-columns-repeated="9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7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office:value-type="string">
            <text:p>debtors</text:p>
          </table:table-cell>
          <table:table-cell table:style-name="ce3" table:formula="of:=[.D13]+[.D15]+[.D14]/[.$B$20]+[.G26]/[.$B$19]" office:value-type="float" office:value="2837.73676750523">
            <text:p>2,838</text:p>
          </table:table-cell>
          <table:table-cell table:style-name="ce3" table:formula="of:=[.E13]+[.E15]+[.E14]/[.$B$20]+[.H26]/[.$B$19]" office:value-type="float" office:value="177.199181291115">
            <text:p>177</text:p>
          </table:table-cell>
          <table:table-cell table:style-name="ce3" table:formula="of:=[.B4]+[.C4]" office:value-type="float" office:value="3014.93594879635">
            <text:p>3,015</text:p>
          </table:table-cell>
          <table:table-cell table:style-name="ce5" table:formula="of:=[.B4]/[.C4]" office:value-type="float" office:value="16.0143898342465">
            <text:p>16.0</text:p>
          </table:table-cell>
          <table:table-cell table:number-columns-repeated="1019"/>
        </table:table-row>
        <table:table-row table:style-name="ro1">
          <table:table-cell office:value-type="string">
            <text:p>criminals</text:p>
          </table:table-cell>
          <table:table-cell table:style-name="ce3" table:formula="of:=[.F13]+[.H13]+[.F15]+[.H15]+([.F14]+[.H14])/[.$B$20]+[.E26]/[.$B$19]" office:value-type="float" office:value="9553.39058707897">
            <text:p>9,553</text:p>
          </table:table-cell>
          <table:table-cell table:style-name="ce3" table:formula="of:=[.G13]+[.I13]+[.G15]+[.I15]+([.G14]+[.I14])/[.$B$20]+[.F26]/[.$B$19]" office:value-type="float" office:value="2248.75734912301">
            <text:p>2,249</text:p>
          </table:table-cell>
          <table:table-cell table:style-name="ce3" table:formula="of:=[.B5]+[.C5]" office:value-type="float" office:value="11802.147936202">
            <text:p>11,802</text:p>
          </table:table-cell>
          <table:table-cell table:style-name="ce5" table:formula="of:=[.B5]/[.C5]" office:value-type="float" office:value="4.24829766128599">
            <text:p>4.2</text:p>
          </table:table-cell>
          <table:table-cell table:number-columns-repeated="1019"/>
        </table:table-row>
        <table:table-row table:style-name="ro1">
          <table:table-cell office:value-type="string">
            <text:p>prisoners in hulks</text:p>
          </table:table-cell>
          <table:table-cell table:style-name="ce3" office:value-type="float" office:value="4142">
            <text:p>4,142</text:p>
          </table:table-cell>
          <table:table-cell table:style-name="ce3" office:value-type="float" office:value="0">
            <text:p>0</text:p>
          </table:table-cell>
          <table:table-cell table:style-name="ce3" table:formula="of:=[.B6]+[.C6]" office:value-type="float" office:value="4142">
            <text:p>4,142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style-name="ce3" table:formula="of:=SUM([.B4:.B6])" office:value-type="float" office:value="16533.1273545842">
            <text:p>16,533</text:p>
          </table:table-cell>
          <table:table-cell table:style-name="ce3" table:formula="of:=SUM([.C4:.C6])" office:value-type="float" office:value="2425.95653041413">
            <text:p>2,426</text:p>
          </table:table-cell>
          <table:table-cell table:style-name="ce3" table:formula="of:=SUM([.D4:.D6])" office:value-type="float" office:value="18959.0838849983">
            <text:p>18,959</text:p>
          </table:table-cell>
          <table:table-cell table:style-name="ce5" table:formula="of:=[.B7]/[.C7]" office:value-type="float" office:value="6.81509629183746">
            <text:p>6.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eturns under the Gaol Ac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untOflid</text:p>
          </table:table-cell>
          <table:table-cell office:value-type="string">
            <text:p>SumOfin custody</text:p>
          </table:table-cell>
          <table:table-cell office:value-type="string">
            <text:p>SumOfdebtors-male</text:p>
          </table:table-cell>
          <table:table-cell office:value-type="string">
            <text:p>SumOfdebtors-female</text:p>
          </table:table-cell>
          <table:table-cell office:value-type="string">
            <text:p>SumOfmisdemeanors-male</text:p>
          </table:table-cell>
          <table:table-cell office:value-type="string">
            <text:p>SumOfmisdemeanors-female</text:p>
          </table:table-cell>
          <table:table-cell office:value-type="string">
            <text:p>SumOffelons-male</text:p>
          </table:table-cell>
          <table:table-cell office:value-type="string">
            <text:p>SumOffelons-female</text:p>
          </table:table-cell>
          <table:table-cell office:value-type="string">
            <text:p>SumOfcommitments</text:p>
          </table:table-cell>
          <table:table-cell office:value-type="string">
            <text:p>SumOfgreatest numbe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11411">
            <text:p>11411</text:p>
          </table:table-cell>
          <table:table-cell office:value-type="float" office:value="1595">
            <text:p>1595</text:p>
          </table:table-cell>
          <table:table-cell office:value-type="float" office:value="94">
            <text:p>94</text:p>
          </table:table-cell>
          <table:table-cell office:value-type="float" office:value="3975">
            <text:p>3975</text:p>
          </table:table-cell>
          <table:table-cell office:value-type="float" office:value="1013">
            <text:p>1013</text:p>
          </table:table-cell>
          <table:table-cell office:value-type="float" office:value="3851">
            <text:p>3851</text:p>
          </table:table-cell>
          <table:table-cell office:value-type="float" office:value="883">
            <text:p>883</text:p>
          </table:table-cell>
          <table:table-cell office:value-type="float" office:value="85982">
            <text:p>85982</text:p>
          </table:table-cell>
          <table:table-cell office:value-type="float" office:value="16457">
            <text:p>16457</text:p>
          </table:table-cell>
          <table:table-cell/>
          <table:table-cell office:value-type="string">
            <text:p>recmod = null, stattype = 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5388">
            <text:p>5388</text:p>
          </table:table-cell>
          <table:table-cell office:value-type="float" office:value="574">
            <text:p>574</text:p>
          </table:table-cell>
          <table:table-cell office:value-type="float" office:value="69">
            <text:p>69</text:p>
          </table:table-cell>
          <table:table-cell office:value-type="float" office:value="2449">
            <text:p>2449</text:p>
          </table:table-cell>
          <table:table-cell office:value-type="float" office:value="431">
            <text:p>431</text:p>
          </table:table-cell>
          <table:table-cell office:value-type="float" office:value="1177">
            <text:p>1177</text:p>
          </table:table-cell>
          <table:table-cell office:value-type="float" office:value="230">
            <text:p>230</text:p>
          </table:table-cell>
          <table:table-cell office:value-type="float" office:value="5388">
            <text:p>5388</text:p>
          </table:table-cell>
          <table:table-cell office:value-type="float" office:value="1300">
            <text:p>1300</text:p>
          </table:table-cell>
          <table:table-cell/>
          <table:table-cell office:value-type="string">
            <text:p>recmod = null, stattype = c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563">
            <text:p>1563</text:p>
          </table:table-cell>
          <table:table-cell office:value-type="float" office:value="806">
            <text:p>806</text:p>
          </table:table-cell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office:value-type="float" office:value="147">
            <text:p>147</text:p>
          </table:table-cell>
          <table:table-cell table:number-columns-repeated="3"/>
          <table:table-cell office:value-type="string">
            <text:p>recmod = i, stattype = p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eck in custody type enumeration</text:p>
          </table:table-cell>
          <table:table-cell table:formula="of:=SUM([.D13:.I13])" office:value-type="float" office:value="11411">
            <text:p>11411</text:p>
          </table:table-cell>
          <table:table-cell table:formula="of:=SUM([.D15:.I15])" office:value-type="float" office:value="1563">
            <text:p>1563</text:p>
          </table:table-cell>
          <table:table-cell table:number-columns-repeated="1021"/>
        </table:table-row>
        <table:table-row table:style-name="ro1">
          <table:table-cell office:value-type="string">
            <text:p>greatest number / in custody</text:p>
          </table:table-cell>
          <table:table-cell table:style-name="ce4" table:formula="of:=[.K13]/[.C13]" office:value-type="float" office:value="1.4422048900184">
            <text:p>1.44</text:p>
          </table:table-cell>
          <table:table-cell table:number-columns-repeated="1022"/>
        </table:table-row>
        <table:table-row table:style-name="ro1">
          <table:table-cell office:value-type="string">
            <text:p>commitments / in custody</text:p>
          </table:table-cell>
          <table:table-cell table:style-name="ce4" table:formula="of:=[.J13]/[.C13]" office:value-type="float" office:value="7.53501007799492">
            <text:p>7.54</text:p>
          </table:table-cell>
          <table:table-cell table:number-columns-repeated="1022"/>
        </table:table-row>
        <table:table-row table:style-name="ro1">
          <table:table-cell office:value-type="string">
            <text:p>commitments / greatest number</text:p>
          </table:table-cell>
          <table:table-cell table:style-name="ce4" table:formula="of:=[.J13]/[.K13]" office:value-type="float" office:value="5.22464604727472">
            <text:p>5.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turns not under the Gaol 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untOflid</text:p>
          </table:table-cell>
          <table:table-cell office:value-type="string">
            <text:p>SumOfcommitted</text:p>
          </table:table-cell>
          <table:table-cell office:value-type="string">
            <text:p>SumOfgreatest number</text:p>
          </table:table-cell>
          <table:table-cell office:value-type="string">
            <text:p>SumOfgn-criminal-male</text:p>
          </table:table-cell>
          <table:table-cell office:value-type="string">
            <text:p>SumOfgn-criminal-female</text:p>
          </table:table-cell>
          <table:table-cell office:value-type="string">
            <text:p>SumOfgn-debtors-male</text:p>
          </table:table-cell>
          <table:table-cell office:value-type="string">
            <text:p>SumOfgn-debtors-femal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9997">
            <text:p>9997</text:p>
          </table:table-cell>
          <table:table-cell office:value-type="float" office:value="1714.5">
            <text:p>1714.5</text:p>
          </table:table-cell>
          <table:table-cell office:value-type="float" office:value="1017">
            <text:p>1017</text:p>
          </table:table-cell>
          <table:table-cell office:value-type="float" office:value="138.5">
            <text:p>138.5</text:p>
          </table:table-cell>
          <table:table-cell office:value-type="float" office:value="520">
            <text:p>520</text:p>
          </table:table-cell>
          <table:table-cell office:value-type="float" office:value="39">
            <text:p>3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mmitments / greatest number</text:p>
          </table:table-cell>
          <table:table-cell table:style-name="ce4" table:formula="of:=[.C26]/[.D26]" office:value-type="float" office:value="5.83085447652377">
            <text:p>5.8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 1830 ga" table:style-name="ta2" table:print="false"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2" table:number-columns-repeated="17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2" table:number-columns-repeated="998" table:default-cell-style-name="Excel_20_Built-in_20_Normal"/>
        <table:table-row table:style-name="ro1">
          <table:table-cell table:style-name="ce1" office:value-type="string" table:number-columns-spanned="7" table:number-rows-spanned="1">
            <text:p>Prison in England and Wales in 1830: prisons covered under the Gaol Act</text:p>
          </table:table-cell>
          <table:covered-table-cell table:number-columns-repeated="6" table:style-name="ce2"/>
          <table:table-cell table:number-columns-repeated="18"/>
          <table:table-cell office:value-type="string">
            <text:p>Repository: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>
            <text:p>http://acrosswalls.org/datasets/</text:p>
          </table:table-cell>
          <table:table-cell table:number-columns-repeated="998"/>
        </table:table-row>
        <table:table-row table:style-name="ro1">
          <table:table-cell table:number-columns-repeated="25"/>
          <table:table-cell office:value-type="string">
            <text:p>Version: 1.0</text:p>
          </table:table-cell>
          <table:table-cell table:number-columns-repeated="998"/>
        </table:table-row>
        <table:table-row table:style-name="ro1">
          <table:table-cell office:value-type="string">
            <text:p>lid</text:p>
          </table:table-cell>
          <table:table-cell office:value-type="string">
            <text:p>recmod</text:p>
          </table:table-cell>
          <table:table-cell office:value-type="string">
            <text:p>stattype</text:p>
          </table:table-cell>
          <table:table-cell office:value-type="string">
            <text:p>notes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prison type</text:p>
          </table:table-cell>
          <table:table-cell office:value-type="string">
            <text:p>in custody</text:p>
          </table:table-cell>
          <table:table-cell office:value-type="string">
            <text:p>debtors-male</text:p>
          </table:table-cell>
          <table:table-cell office:value-type="string">
            <text:p>debtors-female</text:p>
          </table:table-cell>
          <table:table-cell office:value-type="string">
            <text:p>misdemeanors-male</text:p>
          </table:table-cell>
          <table:table-cell office:value-type="string">
            <text:p>misdemeanors-female</text:p>
          </table:table-cell>
          <table:table-cell office:value-type="string">
            <text:p>felons-male</text:p>
          </table:table-cell>
          <table:table-cell office:value-type="string">
            <text:p>felons-female</text:p>
          </table:table-cell>
          <table:table-cell office:value-type="string">
            <text:p>commitments</text:p>
          </table:table-cell>
          <table:table-cell office:value-type="string">
            <text:p>tried-male</text:p>
          </table:table-cell>
          <table:table-cell office:value-type="string">
            <text:p>tried-female</text:p>
          </table:table-cell>
          <table:table-cell office:value-type="string">
            <text:p>untried-male</text:p>
          </table:table-cell>
          <table:table-cell office:value-type="string">
            <text:p>untried-female</text:p>
          </table:table-cell>
          <table:table-cell office:value-type="string">
            <text:p>above 17-males</text:p>
          </table:table-cell>
          <table:table-cell office:value-type="string">
            <text:p>above 17-females</text:p>
          </table:table-cell>
          <table:table-cell office:value-type="string">
            <text:p>under 17-males</text:p>
          </table:table-cell>
          <table:table-cell office:value-type="string">
            <text:p>under 17-females</text:p>
          </table:table-cell>
          <table:table-cell office:value-type="string">
            <text:p>greatest number</text:p>
          </table:table-cell>
          <table:table-cell/>
          <table:table-cell office:value-type="string">
            <text:p>source and notes</text:p>
          </table:table-cell>
          <table:table-cell table:number-columns-repeated="99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</text:p>
          </table:table-cell>
          <table:table-cell office:value-type="string">
            <text:p>added 1 to mis-m to equal tot-30</text:p>
          </table:table-cell>
          <table:table-cell office:value-type="string">
            <text:p>Anglesey</text:p>
          </table:table-cell>
          <table:table-cell/>
          <table:table-cell office:value-type="string">
            <text:p>common gaol, <text:s/>house of correction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U.K. Gaol Returns of 1830</text:p>
          </table:table-cell>
          <table:table-cell table:number-columns-repeated="99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Bedfordshire</text:p>
          </table:table-cell>
          <table:table-cell/>
          <table:table-cell office:value-type="string">
            <text:p>common gaol, <text:s/>house of correction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List is gaols covered under the Gaol Act, 4 Geo. IV, c. 64</text:p>
          </table:table-cell>
          <table:table-cell table:number-columns-repeated="99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Bedfordshire</text:p>
          </table:table-cell>
          <table:table-cell/>
          <table:table-cell office:value-type="string">
            <text:p>house of correction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Returns encompass Scottish jails, not included here.</text:p>
          </table:table-cell>
          <table:table-cell table:number-columns-repeated="99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common gaol, <text:s/>house of correction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80">
            <text:p>48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100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Berkshire</text:p>
          </table:table-cell>
          <table:table-cell office:value-type="string">
            <text:p>Abingdon</text:p>
          </table:table-cell>
          <table:table-cell office:value-type="string">
            <text:p>house of correction,bridewell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in custody = total of prisoners in custody on Sept. 29 (Michaelmas) 1830</text:p>
          </table:table-cell>
          <table:table-cell table:number-columns-repeated="99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Brecknock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debtors, misdemeanors, felons partition types within that total</text:p>
          </table:table-cell>
          <table:table-cell table:number-columns-repeated="99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Buckinghamshire</text:p>
          </table:table-cell>
          <table:table-cell office:value-type="string">
            <text:p>Alyesbury</text:p>
          </table:table-cell>
          <table:table-cell office:value-type="string">
            <text:p>common gaol, house of correction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by form definitions, sum of misdemeanors and felons = sum of tried and untried prisoners = sum of above and below 17</text:p>
          </table:table-cell>
          <table:table-cell table:number-columns-repeated="998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Cambridge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commitments and greatest number refer to prisoners in the course of 1830</text:p>
          </table:table-cell>
          <table:table-cell table:number-columns-repeated="998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Cardigan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00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armarthenshire</text:p>
          </table:table-cell>
          <table:table-cell/>
          <table:table-cell office:value-type="string">
            <text:p>common gaol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created fields</text:p>
          </table:table-cell>
          <table:table-cell table:number-columns-repeated="998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armarthenshire</text:p>
          </table:table-cell>
          <table:table-cell/>
          <table:table-cell office:value-type="string">
            <text:p>house of correction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lid = line id</text:p>
          </table:table-cell>
          <table:table-cell table:number-columns-repeated="998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Caernarfon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ecmod: x = deleted record, i = inserted record</text:p>
          </table:table-cell>
          <table:table-cell table:number-columns-repeated="998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Cheshire</text:p>
          </table:table-cell>
          <table:table-cell/>
          <table:table-cell office:value-type="string">
            <text:p>common gaol</text:p>
          </table:table-cell>
          <table:table-cell office:value-type="float" office:value="103">
            <text:p>10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stattype: p = prisoners in custody, c = commitments to jail</text:p>
          </table:table-cell>
          <table:table-cell table:number-columns-repeated="998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Cheshire</text:p>
          </table:table-cell>
          <table:table-cell office:value-type="string">
            <text:p>Knutsford</text:p>
          </table:table-cell>
          <table:table-cell office:value-type="string">
            <text:p>house of correction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139">
            <text:p>139</text:p>
          </table:table-cell>
          <table:table-cell office:value-type="float" office:value="23">
            <text:p>23</text:p>
          </table:table-cell>
          <table:table-cell office:value-type="float" office:value="977">
            <text:p>977</text:p>
          </table:table-cell>
          <table:table-cell office:value-type="float" office:value="138">
            <text:p>138</text:p>
          </table:table-cell>
          <table:table-cell office:value-type="float" office:value="28">
            <text:p>28</text:p>
          </table:table-cell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206">
            <text:p>206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number-columns-repeated="1000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Cornwall</text:p>
          </table:table-cell>
          <table:table-cell/>
          <table:table-cell office:value-type="string">
            <text:p>gaol, house of correction</text:p>
          </table:table-cell>
          <table:table-cell office:value-type="float" office:value="156">
            <text:p>15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10">
            <text:p>610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/>
          <table:table-cell office:value-type="string">
            <text:p>If stattype = c, then "in custody" field and and sub-category fields actually refer to commitments during year, not in-prison count on Sept. 29.</text:p>
          </table:table-cell>
          <table:table-cell table:number-columns-repeated="998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Cumberland</text:p>
          </table:table-cell>
          <table:table-cell/>
          <table:table-cell office:value-type="string">
            <text:p>gaol, house of correction</text:p>
          </table:table-cell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54">
            <text:p>354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1000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enbighshire</text:p>
          </table:table-cell>
          <table:table-cell/>
          <table:table-cell office:value-type="string">
            <text:p>common gaol, and female prison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For inserted records, "greatest number" field is calculated using greatest-number inflation factor of 1.4.</text:p>
          </table:table-cell>
          <table:table-cell table:number-columns-repeated="998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Derby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609">
            <text:p>609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table:number-columns-repeated="1000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Devon</text:p>
          </table:table-cell>
          <table:table-cell/>
          <table:table-cell office:value-type="string">
            <text:p>common gaol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459">
            <text:p>45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table:number-columns-repeated="1000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Devon</text:p>
          </table:table-cell>
          <table:table-cell/>
          <table:table-cell office:value-type="string">
            <text:p>house of correction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35">
            <text:p>735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number-columns-repeated="1000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Dorset</text:p>
          </table:table-cell>
          <table:table-cell/>
          <table:table-cell office:value-type="string">
            <text:p>common gaol, sw house of correction</text:p>
          </table:table-cell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602">
            <text:p>602</text:p>
          </table:table-cell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number-columns-repeated="1000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Durham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140">
            <text:p>14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831">
            <text:p>831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table:number-columns-repeated="1000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common gaol, house of correction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table:number-columns-repeated="1000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Springfield</text:p>
          </table:table-cell>
          <table:table-cell office:value-type="string">
            <text:p>common gaol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table:number-columns-repeated="1000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Halsted</text:p>
          </table:table-cell>
          <table:table-cell office:value-type="string">
            <text:p>house of correction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1000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Newport</text:p>
          </table:table-cell>
          <table:table-cell office:value-type="string">
            <text:p>house of correc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00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house of correc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0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Essex</text:p>
          </table:table-cell>
          <table:table-cell office:value-type="string">
            <text:p>Barking</text:p>
          </table:table-cell>
          <table:table-cell office:value-type="string">
            <text:p>house of correction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000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Flint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1000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Glamorgan</text:p>
          </table:table-cell>
          <table:table-cell/>
          <table:table-cell office:value-type="string">
            <text:p>common gaol</text:p>
          </table:table-cell>
          <table:table-cell office:value-type="float" office:value="153">
            <text:p>153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1000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Glamorgan</text:p>
          </table:table-cell>
          <table:table-cell office:value-type="string">
            <text:p>Swansea</text:p>
          </table:table-cell>
          <table:table-cell office:value-type="string">
            <text:p>house of correction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139">
            <text:p>139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number-columns-repeated="1000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Gloucestershire</text:p>
          </table:table-cell>
          <table:table-cell/>
          <table:table-cell office:value-type="string">
            <text:p>gaol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670">
            <text:p>6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table:number-columns-repeated="1000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Gloucestershire</text:p>
          </table:table-cell>
          <table:table-cell office:value-type="string">
            <text:p>Horsley</text:p>
          </table:table-cell>
          <table:table-cell office:value-type="string">
            <text:p>house of correction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1000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Gloucestershire</text:p>
          </table:table-cell>
          <table:table-cell office:value-type="string">
            <text:p>Northleach</text:p>
          </table:table-cell>
          <table:table-cell office:value-type="string">
            <text:p>prison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100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Gloucestershire</text:p>
          </table:table-cell>
          <table:table-cell office:value-type="string">
            <text:p>Littledean</text:p>
          </table:table-cell>
          <table:table-cell office:value-type="string">
            <text:p>house of correction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0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Gloucestershire</text:p>
          </table:table-cell>
          <table:table-cell office:value-type="string">
            <text:p>Lawfords Gate</text:p>
          </table:table-cell>
          <table:table-cell office:value-type="string">
            <text:p>house of correction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00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ommon gaol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7">
            <text:p>127</text:p>
          </table:table-cell>
          <table:table-cell table:number-columns-repeated="1000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ounty bridwell, house of correction</text:p>
          </table:table-cell>
          <table:table-cell office:value-type="float" office:value="637">
            <text:p>637</text:p>
          </table:table-cell>
          <table:table-cell table:number-columns-repeated="2"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637">
            <text:p>637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01">
            <text:p>201</text:p>
          </table:table-cell>
          <table:table-cell table:number-columns-repeated="1000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Hampshire</text:p>
          </table:table-cell>
          <table:table-cell office:value-type="string">
            <text:p>Gosport</text:p>
          </table:table-cell>
          <table:table-cell office:value-type="string">
            <text:p>bridewell house of correction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1000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Herefordshire</text:p>
          </table:table-cell>
          <table:table-cell/>
          <table:table-cell office:value-type="string">
            <text:p>gaol, house of correction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352">
            <text:p>352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table:number-columns-repeated="1000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add debt to commit</text:p>
          </table:table-cell>
          <table:table-cell office:value-type="string">
            <text:p>Hertfordshire</text:p>
          </table:table-cell>
          <table:table-cell/>
          <table:table-cell office:value-type="string">
            <text:p>common gaol</text:p>
          </table:table-cell>
          <table:table-cell office:value-type="float" office:value="246">
            <text:p>24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  <table:table-cell office:value-type="float" office:value="12">
            <text:p>12</text:p>
          </table:table-cell>
          <table:table-cell office:value-type="float" office:value="246">
            <text:p>246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1000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Hertfordshire</text:p>
          </table:table-cell>
          <table:table-cell/>
          <table:table-cell office:value-type="string">
            <text:p>house of correction</text:p>
          </table:table-cell>
          <table:table-cell office:value-type="float" office:value="331">
            <text:p>331</text:p>
          </table:table-cell>
          <table:table-cell table:number-columns-repeated="2"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35">
            <text:p>35</text:p>
          </table:table-cell>
          <table:table-cell office:value-type="float" office:value="272">
            <text:p>272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number-columns-repeated="1000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Huntingdon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1000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common gaol, house of correction</text:p>
          </table:table-cell>
          <table:table-cell office:value-type="float" office:value="287">
            <text:p>28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1">
            <text:p>21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615">
            <text:p>1615</text:p>
          </table:table-cell>
          <table:table-cell office:value-type="float" office:value="172">
            <text:p>172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220">
            <text:p>220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table:number-columns-repeated="1000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Kent</text:p>
          </table:table-cell>
          <table:table-cell office:value-type="string">
            <text:p>St. Augustine</text:p>
          </table:table-cell>
          <table:table-cell office:value-type="string">
            <text:p>common gaol, house of correction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48">
            <text:p>34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1000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ancashire</text:p>
          </table:table-cell>
          <table:table-cell/>
          <table:table-cell office:value-type="string">
            <text:p>common gaol</text:p>
          </table:table-cell>
          <table:table-cell office:value-type="float" office:value="440">
            <text:p>440</text:p>
          </table:table-cell>
          <table:table-cell office:value-type="float" office:value="199">
            <text:p>199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44">
            <text:p>44</text:p>
          </table:table-cell>
          <table:table-cell office:value-type="float" office:value="992">
            <text:p>992</text:p>
          </table:table-cell>
          <table:table-cell office:value-type="float" office:value="173">
            <text:p>173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table:number-columns-repeated="1000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ancashire</text:p>
          </table:table-cell>
          <table:table-cell office:value-type="string">
            <text:p>Kirkdale</text:p>
          </table:table-cell>
          <table:table-cell office:value-type="string">
            <text:p>house of correction</text:p>
          </table:table-cell>
          <table:table-cell office:value-type="float" office:value="571">
            <text:p>571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73">
            <text:p>73</text:p>
          </table:table-cell>
          <table:table-cell office:value-type="float" office:value="223">
            <text:p>223</text:p>
          </table:table-cell>
          <table:table-cell office:value-type="float" office:value="98">
            <text:p>98</text:p>
          </table:table-cell>
          <table:table-cell office:value-type="float" office:value="3313">
            <text:p>3313</text:p>
          </table:table-cell>
          <table:table-cell office:value-type="float" office:value="232">
            <text:p>232</text:p>
          </table:table-cell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float" office:value="71">
            <text:p>71</text:p>
          </table:table-cell>
          <table:table-cell office:value-type="float" office:value="357">
            <text:p>357</text:p>
          </table:table-cell>
          <table:table-cell office:value-type="float" office:value="155">
            <text:p>155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663">
            <text:p>663</text:p>
          </table:table-cell>
          <table:table-cell table:number-columns-repeated="1000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ancashire</text:p>
          </table:table-cell>
          <table:table-cell office:value-type="string">
            <text:p>Salford</text:p>
          </table:table-cell>
          <table:table-cell office:value-type="string">
            <text:p>house of correction</text:p>
          </table:table-cell>
          <table:table-cell office:value-type="float" office:value="477">
            <text:p>477</text:p>
          </table:table-cell>
          <table:table-cell table:number-columns-repeated="2"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37">
            <text:p>37</text:p>
          </table:table-cell>
          <table:table-cell office:value-type="float" office:value="177">
            <text:p>177</text:p>
          </table:table-cell>
          <table:table-cell office:value-type="float" office:value="49">
            <text:p>49</text:p>
          </table:table-cell>
          <table:table-cell office:value-type="float" office:value="3462">
            <text:p>3462</text:p>
          </table:table-cell>
          <table:table-cell office:value-type="float" office:value="228">
            <text:p>228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39">
            <text:p>39</text:p>
          </table:table-cell>
          <table:table-cell office:value-type="float" office:value="357">
            <text:p>357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567">
            <text:p>567</text:p>
          </table:table-cell>
          <table:table-cell table:number-columns-repeated="1000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ancashire</text:p>
          </table:table-cell>
          <table:table-cell office:value-type="string">
            <text:p>Preston</text:p>
          </table:table-cell>
          <table:table-cell office:value-type="string">
            <text:p>house of correction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1138">
            <text:p>1138</text:p>
          </table:table-cell>
          <table:table-cell office:value-type="float" office:value="128">
            <text:p>128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table:number-columns-repeated="1000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eicestershire</text:p>
          </table:table-cell>
          <table:table-cell/>
          <table:table-cell office:value-type="string">
            <text:p>common gaol, female house of correction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1000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eicestershire</text:p>
          </table:table-cell>
          <table:table-cell/>
          <table:table-cell office:value-type="string">
            <text:p>house of correction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1000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incolnshire</text:p>
          </table:table-cell>
          <table:table-cell office:value-type="string">
            <text:p>Lincoln Castle</text:p>
          </table:table-cell>
          <table:table-cell/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1000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incolnshire</text:p>
          </table:table-cell>
          <table:table-cell office:value-type="string">
            <text:p>Kirkton</text:p>
          </table:table-cell>
          <table:table-cell office:value-type="string">
            <text:p>bridewell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1000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incolnshire</text:p>
          </table:table-cell>
          <table:table-cell office:value-type="string">
            <text:p>Louth</text:p>
          </table:table-cell>
          <table:table-cell office:value-type="string">
            <text:p>house of correction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1000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incolnshire</text:p>
          </table:table-cell>
          <table:table-cell office:value-type="string">
            <text:p>Spilsby</text:p>
          </table:table-cell>
          <table:table-cell office:value-type="string">
            <text:p>house of correction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1000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incolnshire</text:p>
          </table:table-cell>
          <table:table-cell office:value-type="string">
            <text:p>Folkingham</text:p>
          </table:table-cell>
          <table:table-cell office:value-type="string">
            <text:p>house of correction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1000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incolnshire</text:p>
          </table:table-cell>
          <table:table-cell office:value-type="string">
            <text:p>Spalding</text:p>
          </table:table-cell>
          <table:table-cell office:value-type="string">
            <text:p>house of correction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1000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incolnshire</text:p>
          </table:table-cell>
          <table:table-cell office:value-type="string">
            <text:p>Holland</text:p>
          </table:table-cell>
          <table:table-cell office:value-type="string">
            <text:p>house of correction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000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erioneth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00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new prison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6847">
            <text:p>68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table:number-columns-repeated="1000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859">
            <text:p>859</text:p>
          </table:table-cell>
          <table:table-cell table:number-columns-repeated="2"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218">
            <text:p>218</text:p>
          </table:table-cell>
          <table:table-cell office:value-type="float" office:value="177">
            <text:p>177</text:p>
          </table:table-cell>
          <table:table-cell office:value-type="float" office:value="70">
            <text:p>70</text:p>
          </table:table-cell>
          <table:table-cell office:value-type="float" office:value="7485">
            <text:p>7485</text:p>
          </table:table-cell>
          <table:table-cell office:value-type="float" office:value="177">
            <text:p>177</text:p>
          </table:table-cell>
          <table:table-cell office:value-type="float" office:value="70">
            <text:p>70</text:p>
          </table:table-cell>
          <table:table-cell office:value-type="float" office:value="394">
            <text:p>394</text:p>
          </table:table-cell>
          <table:table-cell office:value-type="float" office:value="218">
            <text:p>218</text:p>
          </table:table-cell>
          <table:table-cell office:value-type="float" office:value="469">
            <text:p>469</text:p>
          </table:table-cell>
          <table:table-cell office:value-type="float" office:value="270">
            <text:p>270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909">
            <text:p>909</text:p>
          </table:table-cell>
          <table:table-cell table:number-columns-repeated="1000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common gaol, house of correction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1000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onmouthshire</text:p>
          </table:table-cell>
          <table:table-cell office:value-type="string">
            <text:p>Usk</text:p>
          </table:table-cell>
          <table:table-cell office:value-type="string">
            <text:p>house of correction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1000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ontgomeryshire</text:p>
          </table:table-cell>
          <table:table-cell/>
          <table:table-cell office:value-type="string">
            <text:p>common gaol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000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ontgomeryshire</text:p>
          </table:table-cell>
          <table:table-cell/>
          <table:table-cell office:value-type="string">
            <text:p>house of correction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00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string">
            <text:p>common gaol, house of correction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09">
            <text:p>609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table:number-columns-repeated="1000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Swaffham</text:p>
          </table:table-cell>
          <table:table-cell office:value-type="string">
            <text:p>gaol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1000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Walsingham</text:p>
          </table:table-cell>
          <table:table-cell office:value-type="string">
            <text:p>house of correction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1000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thampton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number-columns-repeated="1000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common gaol, house of correction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1000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Tynemouth</text:p>
          </table:table-cell>
          <table:table-cell office:value-type="string">
            <text:p>house of correction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00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 office:value-type="string">
            <text:p>house of correction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00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Alnwick</text:p>
          </table:table-cell>
          <table:table-cell office:value-type="string">
            <text:p>house of correction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00"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Nottinghamshire</text:p>
          </table:table-cell>
          <table:table-cell/>
          <table:table-cell office:value-type="string">
            <text:p>common gaol</text:p>
          </table:table-cell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1000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ttinghamshire</text:p>
          </table:table-cell>
          <table:table-cell office:value-type="string">
            <text:p>Southwell</text:p>
          </table:table-cell>
          <table:table-cell office:value-type="string">
            <text:p>house of correction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699">
            <text:p>699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000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Oxfordshire</text:p>
          </table:table-cell>
          <table:table-cell/>
          <table:table-cell office:value-type="string">
            <text:p>gaol, house of correction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568">
            <text:p>568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1000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c</text:p>
          </table:table-cell>
          <table:table-cell office:value-type="string">
            <text:p>commit 227 =&gt; 228 = sum</text:p>
          </table:table-cell>
          <table:table-cell office:value-type="string">
            <text:p>Pembroke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228">
            <text:p>22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28">
            <text:p>22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1000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Radnor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00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c</text:p>
          </table:table-cell>
          <table:table-cell office:value-type="string">
            <text:p>commit 57 =&gt; 80 = sum cat</text:p>
          </table:table-cell>
          <table:table-cell office:value-type="string">
            <text:p>Rutland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1000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hrop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156">
            <text:p>15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table:number-columns-repeated="1000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omerset</text:p>
          </table:table-cell>
          <table:table-cell office:value-type="string">
            <text:p>Ilchester</text:p>
          </table:table-cell>
          <table:table-cell office:value-type="string">
            <text:p>common gaol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68">
            <text:p>368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number-columns-repeated="1000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omerset</text:p>
          </table:table-cell>
          <table:table-cell office:value-type="string">
            <text:p>Wilton</text:p>
          </table:table-cell>
          <table:table-cell office:value-type="string">
            <text:p>house of correction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421">
            <text:p>421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1000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omerset</text:p>
          </table:table-cell>
          <table:table-cell office:value-type="string">
            <text:p>Shepton Mallet</text:p>
          </table:table-cell>
          <table:table-cell office:value-type="string">
            <text:p>house of correction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1279">
            <text:p>1279</text:p>
          </table:table-cell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table:number-columns-repeated="1000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taffordshire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float" office:value="1425">
            <text:p>1425</text:p>
          </table:table-cell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194">
            <text:p>194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table:number-columns-repeated="1000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common gaol, house of correction</text:p>
          </table:table-cell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511">
            <text:p>51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1000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uffolk</text:p>
          </table:table-cell>
          <table:table-cell office:value-type="string">
            <text:p>Bury St. Edmund's</text:p>
          </table:table-cell>
          <table:table-cell office:value-type="string">
            <text:p>gaol, house of correction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574">
            <text:p>574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number-columns-repeated="1000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Suffolk</text:p>
          </table:table-cell>
          <table:table-cell office:value-type="string">
            <text:p>Beccles</text:p>
          </table:table-cell>
          <table:table-cell office:value-type="string">
            <text:p>house of correction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float" office:value="116">
            <text:p>1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1000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Suffolk</text:p>
          </table:table-cell>
          <table:table-cell office:value-type="string">
            <text:p>Woodbridge</text:p>
          </table:table-cell>
          <table:table-cell office:value-type="string">
            <text:p>house of correction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1000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common gaol</text:p>
          </table:table-cell>
          <table:table-cell office:value-type="float" office:value="292">
            <text:p>292</text:p>
          </table:table-cell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float" office:value="2636">
            <text:p>263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table:number-columns-repeated="1000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urrey</text:p>
          </table:table-cell>
          <table:table-cell office:value-type="string">
            <text:p>Brixton</text:p>
          </table:table-cell>
          <table:table-cell office:value-type="string">
            <text:p>house of correction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498">
            <text:p>1498</text:p>
          </table:table-cell>
          <table:table-cell office:value-type="float" office:value="123">
            <text:p>123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449">
            <text:p>449</text:p>
          </table:table-cell>
          <table:table-cell office:value-type="float" office:value="211">
            <text:p>211</text:p>
          </table:table-cell>
          <table:table-cell office:value-type="float" office:value="72">
            <text:p>72</text:p>
          </table:table-cell>
          <table:table-cell office:value-type="float" office:value="222">
            <text:p>222</text:p>
          </table:table-cell>
          <table:table-cell table:number-columns-repeated="1000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urrey</text:p>
          </table:table-cell>
          <table:table-cell office:value-type="string">
            <text:p>Guildford</text:p>
          </table:table-cell>
          <table:table-cell office:value-type="string">
            <text:p>house of correction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1000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Surrey</text:p>
          </table:table-cell>
          <table:table-cell office:value-type="string">
            <text:p>Kingston-upon-Thames</text:p>
          </table:table-cell>
          <table:table-cell office:value-type="string">
            <text:p>house of correction</text:p>
          </table:table-cell>
          <table:table-cell office:value-type="float" office:value="458">
            <text:p>458</text:p>
          </table:table-cell>
          <table:table-cell table:number-columns-repeated="6"/>
          <table:table-cell office:value-type="float" office:value="458">
            <text:p>458</text:p>
          </table:table-cell>
          <table:table-cell table:number-columns-repeated="4"/>
          <table:table-cell office:value-type="float" office:value="379">
            <text:p>379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table:number-columns-repeated="1000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ussex</text:p>
          </table:table-cell>
          <table:table-cell office:value-type="string">
            <text:p>Horsham</text:p>
          </table:table-cell>
          <table:table-cell office:value-type="string">
            <text:p>common gaol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1000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ussex</text:p>
          </table:table-cell>
          <table:table-cell office:value-type="string">
            <text:p>Petworth</text:p>
          </table:table-cell>
          <table:table-cell office:value-type="string">
            <text:p>house of correction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1000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ussex</text:p>
          </table:table-cell>
          <table:table-cell office:value-type="string">
            <text:p>Lewes</text:p>
          </table:table-cell>
          <table:table-cell office:value-type="string">
            <text:p>house of correction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770">
            <text:p>770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table:number-columns-repeated="1000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Sussex</text:p>
          </table:table-cell>
          <table:table-cell office:value-type="string">
            <text:p>Battle</text:p>
          </table:table-cell>
          <table:table-cell office:value-type="string">
            <text:p>house of correction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0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rwickshire</text:p>
          </table:table-cell>
          <table:table-cell/>
          <table:table-cell office:value-type="string">
            <text:p>common gaol</text:p>
          </table:table-cell>
          <table:table-cell office:value-type="float" office:value="145">
            <text:p>14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812">
            <text:p>81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table:number-columns-repeated="1000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rwickshire</text:p>
          </table:table-cell>
          <table:table-cell/>
          <table:table-cell office:value-type="string">
            <text:p>house of correction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812">
            <text:p>81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1000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estmorland</text:p>
          </table:table-cell>
          <table:table-cell/>
          <table:table-cell office:value-type="string">
            <text:p>common gaol, house of correction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00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iltshire</text:p>
          </table:table-cell>
          <table:table-cell office:value-type="string">
            <text:p>Fisherton Anger</text:p>
          </table:table-cell>
          <table:table-cell office:value-type="string">
            <text:p>common gaol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356">
            <text:p>356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number-columns-repeated="1000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house of correction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827">
            <text:p>827</text:p>
          </table:table-cell>
          <table:table-cell office:value-type="float" office:value="129">
            <text:p>12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table:number-columns-repeated="1000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bridewell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1000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iltshire</text:p>
          </table:table-cell>
          <table:table-cell office:value-type="string">
            <text:p>Marlborough</text:p>
          </table:table-cell>
          <table:table-cell office:value-type="string">
            <text:p>bridewell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1000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gaol, house of correction</text:p>
          </table:table-cell>
          <table:table-cell office:value-type="float" office:value="164">
            <text:p>16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663">
            <text:p>663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number-columns-repeated="1000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Yorkshire</text:p>
          </table:table-cell>
          <table:table-cell office:value-type="string">
            <text:p>York Castle</text:p>
          </table:table-cell>
          <table:table-cell office:value-type="string">
            <text:p>common gaol</text:p>
          </table:table-cell>
          <table:table-cell office:value-type="float" office:value="142">
            <text:p>142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659">
            <text:p>659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table:number-columns-repeated="1000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Yorkshire</text:p>
          </table:table-cell>
          <table:table-cell office:value-type="string">
            <text:p>Northallerton</text:p>
          </table:table-cell>
          <table:table-cell office:value-type="string">
            <text:p>house of correction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1000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Yorkshire</text:p>
          </table:table-cell>
          <table:table-cell office:value-type="string">
            <text:p>Beverley</text:p>
          </table:table-cell>
          <table:table-cell office:value-type="string">
            <text:p>house of correction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87">
            <text:p>48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table:number-columns-repeated="1000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Yorkshire</text:p>
          </table:table-cell>
          <table:table-cell office:value-type="string">
            <text:p>Wakefield</text:p>
          </table:table-cell>
          <table:table-cell office:value-type="string">
            <text:p>house of correction</text:p>
          </table:table-cell>
          <table:table-cell office:value-type="float" office:value="484">
            <text:p>484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39">
            <text:p>39</text:p>
          </table:table-cell>
          <table:table-cell office:value-type="float" office:value="188">
            <text:p>188</text:p>
          </table:table-cell>
          <table:table-cell office:value-type="float" office:value="28">
            <text:p>28</text:p>
          </table:table-cell>
          <table:table-cell office:value-type="float" office:value="2807">
            <text:p>2807</text:p>
          </table:table-cell>
          <table:table-cell office:value-type="float" office:value="301">
            <text:p>301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office:value-type="float" office:value="394">
            <text:p>394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table:number-columns-repeated="1000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common gaol</text:p>
          </table:table-cell>
          <table:table-cell office:value-type="float" office:value="480">
            <text:p>480</text:p>
          </table:table-cell>
          <table:table-cell office:value-type="float" office:value="259">
            <text:p>259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float" office:value="21">
            <text:p>21</text:p>
          </table:table-cell>
          <table:table-cell office:value-type="float" office:value="480">
            <text:p>480</text:p>
          </table:table-cell>
          <table:table-cell office:value-type="float" office:value="121">
            <text:p>12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92">
            <text:p>192</text:p>
          </table:table-cell>
          <table:table-cell table:number-columns-repeated="1000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house of correction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93">
            <text:p>19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1000"/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common gaol, house of correction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00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rwickshire</text:p>
          </table:table-cell>
          <table:table-cell office:value-type="string">
            <text:p>Coventry</text:p>
          </table:table-cell>
          <table:table-cell office:value-type="string">
            <text:p>common gaol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00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arwickshire</text:p>
          </table:table-cell>
          <table:table-cell office:value-type="string">
            <text:p>Coventry</text:p>
          </table:table-cell>
          <table:table-cell office:value-type="string">
            <text:p>house of correction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000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gaol, house of correction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79">
            <text:p>179</text:p>
          </table:table-cell>
          <table:table-cell office:value-type="float" office:value="96">
            <text:p>96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number-columns-repeated="1000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gaol, house of correction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00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Newgate, London</text:p>
          </table:table-cell>
          <table:table-cell office:value-type="string">
            <text:p>common gaol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98">
            <text:p>98</text:p>
          </table:table-cell>
          <table:table-cell office:value-type="float" office:value="2762">
            <text:p>2762</text:p>
          </table:table-cell>
          <table:table-cell office:value-type="float" office:value="221">
            <text:p>221</text:p>
          </table:table-cell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541">
            <text:p>541</text:p>
          </table:table-cell>
          <table:table-cell table:number-columns-repeated="1000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Giltsur-street, London</text:p>
          </table:table-cell>
          <table:table-cell office:value-type="string">
            <text:p>prison, house of correction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5153">
            <text:p>5153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table:number-columns-repeated="1000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London and Middlesex</text:p>
          </table:table-cell>
          <table:table-cell office:value-type="string">
            <text:p>debtor's prison</text:p>
          </table:table-cell>
          <table:table-cell office:value-type="float" office:value="363">
            <text:p>363</text:p>
          </table:table-cell>
          <table:table-cell office:value-type="float" office:value="342">
            <text:p>342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3356">
            <text:p>33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14">
            <text:p>514</text:p>
          </table:table-cell>
          <table:table-cell table:number-columns-repeated="1000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Surrey</text:p>
          </table:table-cell>
          <table:table-cell office:value-type="string">
            <text:p>Borough Compter, Southwark</text:p>
          </table:table-cell>
          <table:table-cell office:value-type="string">
            <text:p>compter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050">
            <text:p>105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1000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string">
            <text:p>common gaol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1000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string">
            <text:p>house of correction</text:p>
          </table:table-cell>
          <table:table-cell office:value-type="float" office:value="29">
            <text:p>29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00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Tothill Fields, Westminster</text:p>
          </table:table-cell>
          <table:table-cell office:value-type="string">
            <text:p>bridewell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604">
            <text:p>4604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71">
            <text:p>271</text:p>
          </table:table-cell>
          <table:table-cell table:number-columns-repeated="1000"/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ommon gaol, house of correctio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1000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ommon gaol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00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house of correction</text:p>
          </table:table-cell>
          <table:table-cell office:value-type="float" office:value="201">
            <text:p>201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201">
            <text:p>201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1000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Yorkshire</text:p>
          </table:table-cell>
          <table:table-cell office:value-type="string">
            <text:p>Kingston-upon-Hull</text:p>
          </table:table-cell>
          <table:table-cell office:value-type="string">
            <text:p>common gaol, house of correction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08">
            <text:p>60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1000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eicestershire</text:p>
          </table:table-cell>
          <table:table-cell office:value-type="string">
            <text:p>Borough of Leicester</text:p>
          </table:table-cell>
          <table:table-cell office:value-type="string">
            <text:p>common gaol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1000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eicestershire</text:p>
          </table:table-cell>
          <table:table-cell office:value-type="string">
            <text:p>Borough of Leicester</text:p>
          </table:table-cell>
          <table:table-cell office:value-type="string">
            <text:p>bridewell, house of correction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1000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common gaol</text:p>
          </table:table-cell>
          <table:table-cell office:value-type="float" office:value="137">
            <text:p>137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39">
            <text:p>133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table:number-columns-repeated="1000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string">
            <text:p>common gaol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00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string">
            <text:p>house of correction, bridewell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1000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common gaol</text:p>
          </table:table-cell>
          <table:table-cell office:value-type="float" office:value="154">
            <text:p>15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1000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house of correction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118">
            <text:p>118</text:p>
          </table:table-cell>
          <table:table-cell office:value-type="float" office:value="294">
            <text:p>294</text:p>
          </table:table-cell>
          <table:table-cell office:value-type="float" office:value="72">
            <text:p>72</text:p>
          </table:table-cell>
          <table:table-cell office:value-type="float" office:value="1186">
            <text:p>1186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939">
            <text:p>939</text:p>
          </table:table-cell>
          <table:table-cell office:value-type="float" office:value="181">
            <text:p>181</text:p>
          </table:table-cell>
          <table:table-cell office:value-type="float" office:value="891">
            <text:p>891</text:p>
          </table:table-cell>
          <table:table-cell office:value-type="float" office:value="172">
            <text:p>172</text:p>
          </table:table-cell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table:number-columns-repeated="1000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p</text:p>
          </table:table-cell>
          <table:table-cell office:value-type="string">
            <text:p>reduced tot-30 to 68=sum of cats</text:p>
          </table:table-cell>
          <table:table-cell office:value-type="string">
            <text:p>Hampshire</text:p>
          </table:table-cell>
          <table:table-cell office:value-type="string">
            <text:p>Portsmouth</text:p>
          </table:table-cell>
          <table:table-cell office:value-type="string">
            <text:p>common gaol, house of correction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437">
            <text:p>43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1000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/>
          <table:table-cell office:value-type="string">
            <text:p>Surrey</text:p>
          </table:table-cell>
          <table:table-cell office:value-type="string">
            <text:p>King's Bench</text:p>
          </table:table-cell>
          <table:table-cell office:value-type="string">
            <text:p>debtor's prison</text:p>
          </table:table-cell>
          <table:table-cell office:value-type="float" office:value="537">
            <text:p>537</text:p>
          </table:table-cell>
          <table:table-cell office:value-type="float" office:value="507">
            <text:p>507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  <table:table-cell table:style-name="ce6" table:formula="of:=[.H139]*1.4" office:value-type="float" office:value="751.8">
            <text:p>752</text:p>
          </table:table-cell>
          <table:table-cell table:number-columns-repeated="1000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Fleet</text:p>
          </table:table-cell>
          <table:table-cell office:value-type="string">
            <text:p>debtor's prison</text:p>
          </table:table-cell>
          <table:table-cell office:value-type="float" office:value="187">
            <text:p>187</text:p>
          </table:table-cell>
          <table:table-cell office:value-type="float" office:value="177">
            <text:p>177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  <table:table-cell table:style-name="ce6" table:formula="of:=[.H140]*1.4" office:value-type="float" office:value="261.8">
            <text:p>262</text:p>
          </table:table-cell>
          <table:table-cell table:number-columns-repeated="1000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/>
          <table:table-cell office:value-type="string">
            <text:p>Surrey</text:p>
          </table:table-cell>
          <table:table-cell office:value-type="string">
            <text:p>Marshalsea</text:p>
          </table:table-cell>
          <table:table-cell office:value-type="string">
            <text:p>debtor's prison</text:p>
          </table:table-cell>
          <table:table-cell office:value-type="float" office:value="129">
            <text:p>129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9"/>
          <table:table-cell table:style-name="ce6" table:formula="of:=[.H141]*1.4" office:value-type="float" office:value="180.6">
            <text:p>181</text:p>
          </table:table-cell>
          <table:table-cell table:number-columns-repeated="1000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City, Blackfriars</text:p>
          </table:table-cell>
          <table:table-cell office:value-type="string">
            <text:p>bridewell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6" table:formula="of:=[.H142]*1.4" office:value-type="float" office:value="158.2">
            <text:p>158</text:p>
          </table:table-cell>
          <table:table-cell table:number-columns-repeated="1000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/>
          <table:table-cell office:value-type="string">
            <text:p>Middlesex</text:p>
          </table:table-cell>
          <table:table-cell office:value-type="string">
            <text:p>Millbank</text:p>
          </table:table-cell>
          <table:table-cell office:value-type="string">
            <text:p>penitentiary</text:p>
          </table:table-cell>
          <table:table-cell office:value-type="float" office:value="597">
            <text:p>597</text:p>
          </table:table-cell>
          <table:table-cell table:number-columns-repeated="4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147">
            <text:p>147</text:p>
          </table:table-cell>
          <table:table-cell table:number-columns-repeated="9"/>
          <table:table-cell table:style-name="ce6" table:formula="of:=[.H143]*1.4" office:value-type="float" office:value="835.8">
            <text:p>836</text:p>
          </table:table-cell>
          <table:table-cell table:number-columns-repeated="1000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 1830 nga" table:style-name="ta3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" table:number-columns-repeated="1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2" table:number-columns-repeated="1008" table:default-cell-style-name="Excel_20_Built-in_20_Normal"/>
        <table:table-row table:style-name="ro1">
          <table:table-cell table:style-name="ce1" office:value-type="string" table:number-columns-spanned="6" table:number-rows-spanned="1">
            <text:p>Prisons in Enngland and Wales in 1830: prisons not covered under the Gaol Act</text:p>
          </table:table-cell>
          <table:covered-table-cell table:number-columns-repeated="5" table:style-name="ce2"/>
          <table:table-cell table:number-columns-repeated="9"/>
          <table:table-cell office:value-type="string">
            <text:p>Repository: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http://acrosswalls.org/datasets/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Version: 1.0</text:p>
          </table:table-cell>
          <table:table-cell table:number-columns-repeated="1008"/>
        </table:table-row>
        <table:table-row table:style-name="ro1">
          <table:table-cell office:value-type="string">
            <text:p>lid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institution</text:p>
          </table:table-cell>
          <table:table-cell office:value-type="string">
            <text:p>committed</text:p>
          </table:table-cell>
          <table:table-cell office:value-type="string">
            <text:p>greatest number</text:p>
          </table:table-cell>
          <table:table-cell office:value-type="string">
            <text:p>c-criminal-male</text:p>
          </table:table-cell>
          <table:table-cell office:value-type="string">
            <text:p>c-criminal-female</text:p>
          </table:table-cell>
          <table:table-cell office:value-type="string">
            <text:p>c-debtors-male</text:p>
          </table:table-cell>
          <table:table-cell office:value-type="string">
            <text:p>c-debtors-female</text:p>
          </table:table-cell>
          <table:table-cell office:value-type="string">
            <text:p>gn-criminal-male</text:p>
          </table:table-cell>
          <table:table-cell office:value-type="string">
            <text:p>gn-criminal-female</text:p>
          </table:table-cell>
          <table:table-cell office:value-type="string">
            <text:p>gn-debtors-male</text:p>
          </table:table-cell>
          <table:table-cell office:value-type="string">
            <text:p>gn-debtors-female</text:p>
          </table:table-cell>
          <table:table-cell/>
          <table:table-cell office:value-type="string">
            <text:p>source and notes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rkshire</text:p>
          </table:table-cell>
          <table:table-cell office:value-type="string">
            <text:p>Abingdon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U.K. Gaol Returns 1830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mpshire</text:p>
          </table:table-cell>
          <table:table-cell office:value-type="string">
            <text:p>Andover</text:p>
          </table:table-cell>
          <table:table-cell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ist is gaols NOT covered under the Gaol Act, 4 Geo. IV, c. 64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merset</text:p>
          </table:table-cell>
          <table:table-cell office:value-type="string">
            <text:p>Axbridge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Returns encompass Scottish jails, not included here.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xfordshire</text:p>
          </table:table-cell>
          <table:table-cell office:value-type="string">
            <text:p>Banbury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von</text:p>
          </table:table-cell>
          <table:table-cell office:value-type="string">
            <text:p>Barnstaple</text:p>
          </table:table-cell>
          <table:table-cell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mmitted and greatest number are for prisoners in the course of 1830.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ampshire</text:p>
          </table:table-cell>
          <table:table-cell office:value-type="string">
            <text:p>Basingstoke</text:p>
          </table:table-cell>
          <table:table-cell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string">
            <text:p>The type prefixes c and gn refer to committed and greatest number, respectfully.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omerset</text:p>
          </table:table-cell>
          <table:table-cell office:value-type="string">
            <text:p>Bath</text:p>
          </table:table-cell>
          <table:table-cell/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rthumberland</text:p>
          </table:table-cell>
          <table:table-cell office:value-type="string">
            <text:p>Berwick-upon-Tweed</text:p>
          </table:table-cell>
          <table:table-cell/>
          <table:table-cell office:value-type="float" office:value="154">
            <text:p>154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Yorkshire</text:p>
          </table:table-cell>
          <table:table-cell office:value-type="string">
            <text:p>Beverley</text:p>
          </table:table-cell>
          <table:table-cell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orcestershire</text:p>
          </table:table-cell>
          <table:table-cell office:value-type="string">
            <text:p>Bewdley</text:p>
          </table:table-cell>
          <table:table-cell office:value-type="string">
            <text:p>demin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evon</text:p>
          </table:table-cell>
          <table:table-cell office:value-type="string">
            <text:p>Bidesford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arwickshire</text:p>
          </table:table-cell>
          <table:table-cell office:value-type="string">
            <text:p>Birmingham</text:p>
          </table:table-cell>
          <table:table-cell/>
          <table:table-cell office:value-type="float" office:value="503">
            <text:p>503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hropshire</text:p>
          </table:table-cell>
          <table:table-cell office:value-type="string">
            <text:p>Bishop's Castle</text:p>
          </table:table-cell>
          <table:table-cell office:value-type="string">
            <text:p>demin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incolnshire</text:p>
          </table:table-cell>
          <table:table-cell office:value-type="string">
            <text:p>Boston</text:p>
          </table:table-cell>
          <table:table-cell/>
          <table:table-cell office:value-type="float" office:value="141">
            <text:p>141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orkshire</text:p>
          </table:table-cell>
          <table:table-cell office:value-type="string">
            <text:p>Bradford</text:p>
          </table:table-cell>
          <table:table-cell/>
          <table:table-cell office:value-type="float" office:value="281">
            <text:p>28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evon</text:p>
          </table:table-cell>
          <table:table-cell office:value-type="string">
            <text:p>Brandninch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recknockshire</text:p>
          </table:table-cell>
          <table:table-cell office:value-type="string">
            <text:p>Brecon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hropshire</text:p>
          </table:table-cell>
          <table:table-cell office:value-type="string">
            <text:p>Bridgenorth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orset</text:p>
          </table:table-cell>
          <table:table-cell office:value-type="string">
            <text:p>Bridport</text:p>
          </table:table-cell>
          <table:table-cell office:value-type="string">
            <text:p>demin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uckinghamshire</text:p>
          </table:table-cell>
          <table:table-cell office:value-type="string">
            <text:p>Buckingham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ent</text:p>
          </table:table-cell>
          <table:table-cell office:value-type="string">
            <text:p>Canterbury</text:p>
          </table:table-cell>
          <table:table-cell office:value-type="string">
            <text:p>gaol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Kent</text:p>
          </table:table-cell>
          <table:table-cell office:value-type="string">
            <text:p>Canterbury</text:p>
          </table:table-cell>
          <table:table-cell office:value-type="string">
            <text:p>house of correction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/>
          <table:table-cell office:value-type="float" office:value="105">
            <text:p>105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ssex</text:p>
          </table:table-cell>
          <table:table-cell office:value-type="string">
            <text:p>Chichester</text:p>
          </table:table-cell>
          <table:table-cell/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xfordshire</text:p>
          </table:table-cell>
          <table:table-cell office:value-type="string">
            <text:p>Chipping Norton</text:p>
          </table:table-cell>
          <table:table-cell office:value-type="string">
            <text:p>demin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uckinghamshire</text:p>
          </table:table-cell>
          <table:table-cell office:value-type="string">
            <text:p>Chipping Wycombe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/>
          <table:table-cell office:value-type="float" office:value="199">
            <text:p>199</text:p>
          </table:table-cell>
          <table:table-cell office:value-type="float" office:value="28">
            <text:p>28</text:p>
          </table:table-cell>
          <table:table-cell office:value-type="float" office:value="189">
            <text:p>18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heshire</text:p>
          </table:table-cell>
          <table:table-cell office:value-type="string">
            <text:p>Congleton</text:p>
          </table:table-cell>
          <table:table-cell office:value-type="string">
            <text:p>demin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orset</text:p>
          </table:table-cell>
          <table:table-cell office:value-type="string">
            <text:p>Dartmouth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rthamptonshire</text:p>
          </table:table-cell>
          <table:table-cell office:value-type="string">
            <text:p>Daventry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Kent</text:p>
          </table:table-cell>
          <table:table-cell office:value-type="string">
            <text:p>Deal</text:p>
          </table:table-cell>
          <table:table-cell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county gaol</text:p>
          </table:table-cell>
          <table:table-cell office:value-type="float" office:value="548">
            <text:p>548</text:p>
          </table:table-cell>
          <table:table-cell office:value-type="float" office:value="200">
            <text:p>200</text:p>
          </table:table-cell>
          <table:table-cell office:value-type="float" office:value="474">
            <text:p>47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house of correction</text:p>
          </table:table-cell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203">
            <text:p>203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Yorkshire</text:p>
          </table:table-cell>
          <table:table-cell office:value-type="string">
            <text:p>Doncaster</text:p>
          </table:table-cell>
          <table:table-cell/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Kent</text:p>
          </table:table-cell>
          <table:table-cell office:value-type="string">
            <text:p>Dover</text:p>
          </table:table-cell>
          <table:table-cell/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ent</text:p>
          </table:table-cell>
          <table:table-cell office:value-type="string">
            <text:p>Dover</text:p>
          </table:table-cell>
          <table:table-cell office:value-type="string">
            <text:p>castle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ent</text:p>
          </table:table-cell>
          <table:table-cell office:value-type="string">
            <text:p>Dymchurch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Yorkshire</text:p>
          </table:table-cell>
          <table:table-cell office:value-type="string">
            <text:p>Ecclesall</text:p>
          </table:table-cell>
          <table:table-cell/>
          <table:table-cell office:value-type="float" office:value="168">
            <text:p>168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ambridgeshire</text:p>
          </table:table-cell>
          <table:table-cell office:value-type="string">
            <text:p>Ely</text:p>
          </table:table-cell>
          <table:table-cell office:value-type="string">
            <text:p>gaol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mbridgeshire</text:p>
          </table:table-cell>
          <table:table-cell office:value-type="string">
            <text:p>Ely</text:p>
          </table:table-cell>
          <table:table-cell office:value-type="string">
            <text:p>house of correction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orcestershire</text:p>
          </table:table-cell>
          <table:table-cell office:value-type="string">
            <text:p>Evesham</text:p>
          </table:table-cell>
          <table:table-cell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uffolk</text:p>
          </table:table-cell>
          <table:table-cell office:value-type="string">
            <text:p>Eye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rnwall</text:p>
          </table:table-cell>
          <table:table-cell office:value-type="string">
            <text:p>Falmouth</text:p>
          </table:table-cell>
          <table:table-cell/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ent</text:p>
          </table:table-cell>
          <table:table-cell office:value-type="string">
            <text:p>Faversham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ent</text:p>
          </table:table-cell>
          <table:table-cell office:value-type="string">
            <text:p>Folkeston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Kent</text:p>
          </table:table-cell>
          <table:table-cell office:value-type="string">
            <text:p>Fordwich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incolnshire</text:p>
          </table:table-cell>
          <table:table-cell office:value-type="string">
            <text:p>Grantham</text:p>
          </table:table-cell>
          <table:table-cell/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Kent</text:p>
          </table:table-cell>
          <table:table-cell office:value-type="string">
            <text:p>Gravesend</text:p>
          </table:table-cell>
          <table:table-cell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ent</text:p>
          </table:table-cell>
          <table:table-cell office:value-type="string">
            <text:p>Greenwich</text:p>
          </table:table-cell>
          <table:table-cell/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Lincolnshire</text:p>
          </table:table-cell>
          <table:table-cell office:value-type="string">
            <text:p>Grimsby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Yorkshire</text:p>
          </table:table-cell>
          <table:table-cell office:value-type="string">
            <text:p>Halifax</text:p>
          </table:table-cell>
          <table:table-cell/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ssex</text:p>
          </table:table-cell>
          <table:table-cell office:value-type="string">
            <text:p>Harwich</text:p>
          </table:table-cell>
          <table:table-cell office:value-type="string">
            <text:p>common gao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ssex</text:p>
          </table:table-cell>
          <table:table-cell office:value-type="string">
            <text:p>Harwich</text:p>
          </table:table-cell>
          <table:table-cell office:value-type="string">
            <text:p>bridewe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ussex</text:p>
          </table:table-cell>
          <table:table-cell office:value-type="string">
            <text:p>Hastings</text:p>
          </table:table-cell>
          <table:table-cell/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Yorkshire</text:p>
          </table:table-cell>
          <table:table-cell office:value-type="string">
            <text:p>Hedon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ornwall</text:p>
          </table:table-cell>
          <table:table-cell office:value-type="string">
            <text:p>Helston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uffolk</text:p>
          </table:table-cell>
          <table:table-cell office:value-type="string">
            <text:p>Henley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/>
          <table:table-cell office:value-type="float" office:value="210">
            <text:p>210</text:p>
          </table:table-cell>
          <table:table-cell office:value-type="float" office:value="53">
            <text:p>53</text:p>
          </table:table-cell>
          <table:table-cell office:value-type="float" office:value="210">
            <text:p>210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Kent</text:p>
          </table:table-cell>
          <table:table-cell office:value-type="string">
            <text:p>Hythe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gaol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bridewell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armarthenshire</text:p>
          </table:table-cell>
          <table:table-cell office:value-type="string">
            <text:p>Kidwelly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orfolk</text:p>
          </table:table-cell>
          <table:table-cell office:value-type="string">
            <text:p>King's Lynn</text:p>
          </table:table-cell>
          <table:table-cell/>
          <table:table-cell office:value-type="float" office:value="154">
            <text:p>154</text:p>
          </table:table-cell>
          <table:table-cell office:value-type="float" office:value="21">
            <text:p>21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urrey</text:p>
          </table:table-cell>
          <table:table-cell office:value-type="string">
            <text:p>Kingston</text:p>
          </table:table-cell>
          <table:table-cell/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Yorkshire</text:p>
          </table:table-cell>
          <table:table-cell office:value-type="string">
            <text:p>Knaresborough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Yorkshire</text:p>
          </table:table-cell>
          <table:table-cell office:value-type="string">
            <text:p>Knaresborough</text:p>
          </table:table-cell>
          <table:table-cell office:value-type="string">
            <text:p>castle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ornwall</text:p>
          </table:table-cell>
          <table:table-cell office:value-type="string">
            <text:p>Launces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Yorkshire</text:p>
          </table:table-cell>
          <table:table-cell office:value-type="string">
            <text:p>Leeds</text:p>
          </table:table-cell>
          <table:table-cell/>
          <table:table-cell office:value-type="float" office:value="2321">
            <text:p>2321</text:p>
          </table:table-cell>
          <table:table-cell office:value-type="float" office:value="89">
            <text:p>89</text:p>
          </table:table-cell>
          <table:table-cell office:value-type="float" office:value="1971">
            <text:p>1971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Lincolnshire</text:p>
          </table:table-cell>
          <table:table-cell office:value-type="string">
            <text:p>Lenton</text:p>
          </table:table-cell>
          <table:table-cell/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Herefordshire</text:p>
          </table:table-cell>
          <table:table-cell office:value-type="string">
            <text:p>Leominster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taffordshire</text:p>
          </table:table-cell>
          <table:table-cell office:value-type="string">
            <text:p>Lichfield</text:p>
          </table:table-cell>
          <table:table-cell/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/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ornwall</text:p>
          </table:table-cell>
          <table:table-cell office:value-type="string">
            <text:p>Liskeard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ornwall</text:p>
          </table:table-cell>
          <table:table-cell office:value-type="string">
            <text:p>Looe, East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ornwall</text:p>
          </table:table-cell>
          <table:table-cell office:value-type="string">
            <text:p>Looe, West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hropshire</text:p>
          </table:table-cell>
          <table:table-cell office:value-type="string">
            <text:p>Ludlow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Kent</text:p>
          </table:table-cell>
          <table:table-cell office:value-type="string">
            <text:p>Lydd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heshire</text:p>
          </table:table-cell>
          <table:table-cell office:value-type="string">
            <text:p>Macclesfield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Berkshire</text:p>
          </table:table-cell>
          <table:table-cell office:value-type="string">
            <text:p>Maidenhead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ottinghamshire</text:p>
          </table:table-cell>
          <table:table-cell office:value-type="string">
            <text:p>Newark</text:p>
          </table:table-cell>
          <table:table-cell/>
          <table:table-cell office:value-type="float" office:value="153">
            <text:p>153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erkshire</text:p>
          </table:table-cell>
          <table:table-cell office:value-type="string">
            <text:p>Newbury</text:p>
          </table:table-cell>
          <table:table-cell/>
          <table:table-cell office:value-type="float" office:value="227">
            <text:p>227</text:p>
          </table:table-cell>
          <table:table-cell office:value-type="float" office:value="69">
            <text:p>69</text:p>
          </table:table-cell>
          <table:table-cell office:value-type="float" office:value="214">
            <text:p>21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taffordshire</text:p>
          </table:table-cell>
          <table:table-cell office:value-type="string">
            <text:p>Newcastle-under-Lyme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Essex</text:p>
          </table:table-cell>
          <table:table-cell office:value-type="string">
            <text:p>Newport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/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Devon</text:p>
          </table:table-cell>
          <table:table-cell office:value-type="string">
            <text:p>Okehampton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hropshire</text:p>
          </table:table-cell>
          <table:table-cell office:value-type="string">
            <text:p>Oswestry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embrokeshire</text:p>
          </table:table-cell>
          <table:table-cell office:value-type="string">
            <text:p>Pembroke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ornwall</text:p>
          </table:table-cell>
          <table:table-cell office:value-type="string">
            <text:p>Penry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ornwall</text:p>
          </table:table-cell>
          <table:table-cell office:value-type="string">
            <text:p>Penzance</text:p>
          </table:table-cell>
          <table:table-cell/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string">
            <text:p>gaol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string">
            <text:p>house of correction</text:p>
          </table:table-cell>
          <table:table-cell office:value-type="float" office:value="167">
            <text:p>167</text:p>
          </table:table-cell>
          <table:table-cell office:value-type="float" office:value="18">
            <text:p>18</text:p>
          </table:table-cell>
          <table:table-cell office:value-type="float" office:value="147">
            <text:p>147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Devon</text:p>
          </table:table-cell>
          <table:table-cell office:value-type="string">
            <text:p>Plymouth</text:p>
          </table:table-cell>
          <table:table-cell/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Devon</text:p>
          </table:table-cell>
          <table:table-cell office:value-type="string">
            <text:p>Plympton Earl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Yorkshire</text:p>
          </table:table-cell>
          <table:table-cell office:value-type="string">
            <text:p>Pontefract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Dorset</text:p>
          </table:table-cell>
          <table:table-cell office:value-type="string">
            <text:p>Poole</text:p>
          </table:table-cell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Kent</text:p>
          </table:table-cell>
          <table:table-cell office:value-type="string">
            <text:p>Queenborough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Radnorshire</text:p>
          </table:table-cell>
          <table:table-cell office:value-type="string">
            <text:p>Radnor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/>
          <table:table-cell office:value-type="float" office:value="199">
            <text:p>199</text:p>
          </table:table-cell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Yorkshire</text:p>
          </table:table-cell>
          <table:table-cell office:value-type="string">
            <text:p>Richmond</text:p>
          </table:table-cell>
          <table:table-cell office:value-type="string">
            <text:p>debtors' prison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Yorkshire</text:p>
          </table:table-cell>
          <table:table-cell office:value-type="string">
            <text:p>Richmond</text:p>
          </table:table-cell>
          <table:table-cell office:value-type="string">
            <text:p>house of correction</text:p>
          </table:table-cell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Yorkshire</text:p>
          </table:table-cell>
          <table:table-cell office:value-type="string">
            <text:p>Ripon</text:p>
          </table:table-cell>
          <table:table-cell office:value-type="string">
            <text:p>gao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Yorkshire</text:p>
          </table:table-cell>
          <table:table-cell office:value-type="string">
            <text:p>Ripon</text:p>
          </table:table-cell>
          <table:table-cell office:value-type="string">
            <text:p>house of correction</text:p>
          </table:table-cell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Kent</text:p>
          </table:table-cell>
          <table:table-cell office:value-type="string">
            <text:p>Rochester</text:p>
          </table:table-cell>
          <table:table-cell/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Essex</text:p>
          </table:table-cell>
          <table:table-cell office:value-type="string">
            <text:p>Romford</text:p>
          </table:table-cell>
          <table:table-cell/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Kent</text:p>
          </table:table-cell>
          <table:table-cell office:value-type="string">
            <text:p>Romney, New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Hampshire</text:p>
          </table:table-cell>
          <table:table-cell office:value-type="string">
            <text:p>Romsey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Yorkshire</text:p>
          </table:table-cell>
          <table:table-cell office:value-type="string">
            <text:p>Rothwell</text:p>
          </table:table-cell>
          <table:table-cell/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ussex</text:p>
          </table:table-cell>
          <table:table-cell office:value-type="string">
            <text:p>Ry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Essex</text:p>
          </table:table-cell>
          <table:table-cell office:value-type="string">
            <text:p>Saffron Walden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Hertfordshire</text:p>
          </table:table-cell>
          <table:table-cell office:value-type="string">
            <text:p>St. Alban's</text:p>
          </table:table-cell>
          <table:table-cell/>
          <table:table-cell office:value-type="float" office:value="304">
            <text:p>304</text:p>
          </table:table-cell>
          <table:table-cell office:value-type="float" office:value="29">
            <text:p>29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Gloucestershire</text:p>
          </table:table-cell>
          <table:table-cell office:value-type="string">
            <text:p>St. Briavel's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ornwall</text:p>
          </table:table-cell>
          <table:table-cell office:value-type="string">
            <text:p>St. Ive's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ornwall</text:p>
          </table:table-cell>
          <table:table-cell office:value-type="string">
            <text:p>Saltash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Kent</text:p>
          </table:table-cell>
          <table:table-cell office:value-type="string">
            <text:p>Sandwich</text:p>
          </table:table-cell>
          <table:table-cell/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 office:value-type="string">
            <text:p>gaol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 office:value-type="string">
            <text:p>house of correction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ussex</text:p>
          </table:table-cell>
          <table:table-cell office:value-type="string">
            <text:p>Seafor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Dorset</text:p>
          </table:table-cell>
          <table:table-cell office:value-type="string">
            <text:p>Shaftesbury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Yorkshire</text:p>
          </table:table-cell>
          <table:table-cell office:value-type="string">
            <text:p>Sheffield</text:p>
          </table:table-cell>
          <table:table-cell/>
          <table:table-cell office:value-type="float" office:value="388">
            <text:p>388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debtors' prison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house of correction</text:p>
          </table:table-cell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gaol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uffolk</text:p>
          </table:table-cell>
          <table:table-cell office:value-type="string">
            <text:p>Southwol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Lincolnshire</text:p>
          </table:table-cell>
          <table:table-cell office:value-type="string">
            <text:p>Stamford</text:p>
          </table:table-cell>
          <table:table-cell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Glamorgan</text:p>
          </table:table-cell>
          <table:table-cell office:value-type="string">
            <text:p>Swansea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embrokeshire</text:p>
          </table:table-cell>
          <table:table-cell office:value-type="string">
            <text:p>Tenby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Kent</text:p>
          </table:table-cell>
          <table:table-cell office:value-type="string">
            <text:p>Tenterden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loucestershire</text:p>
          </table:table-cell>
          <table:table-cell office:value-type="string">
            <text:p>Tewkesbury</text:p>
          </table:table-cell>
          <table:table-cell/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orfolk</text:p>
          </table:table-cell>
          <table:table-cell office:value-type="string">
            <text:p>Thetford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evon</text:p>
          </table:table-cell>
          <table:table-cell office:value-type="string">
            <text:p>Tiverton</text:p>
          </table:table-cell>
          <table:table-cell office:value-type="string">
            <text:p>debtors' gaol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Devon</text:p>
          </table:table-cell>
          <table:table-cell office:value-type="string">
            <text:p>Tiverton</text:p>
          </table:table-cell>
          <table:table-cell office:value-type="string">
            <text:p>house of correction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Devon</text:p>
          </table:table-cell>
          <table:table-cell office:value-type="string">
            <text:p>Torrington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Devon</text:p>
          </table:table-cell>
          <table:table-cell office:value-type="string">
            <text:p>Totnes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ornwall</text:p>
          </table:table-cell>
          <table:table-cell office:value-type="string">
            <text:p>Tregony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ornwall</text:p>
          </table:table-cell>
          <table:table-cell office:value-type="string">
            <text:p>Truro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Berkshire</text:p>
          </table:table-cell>
          <table:table-cell office:value-type="string">
            <text:p>Wallingford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taffordshire</text:p>
          </table:table-cell>
          <table:table-cell office:value-type="string">
            <text:p>Walsall</text:p>
          </table:table-cell>
          <table:table-cell/>
          <table:table-cell office:value-type="float" office:value="17">
            <text:p>17</text:p>
          </table:table-cell>
          <table:table-cell office:value-type="float" office:value="6.5">
            <text:p>6.5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table:number-columns-repeated="101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Dorset</text:p>
          </table:table-cell>
          <table:table-cell office:value-type="string">
            <text:p>Wareham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hropshire</text:p>
          </table:table-cell>
          <table:table-cell office:value-type="string">
            <text:p>Wellington</text:p>
          </table:table-cell>
          <table:table-cell/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Dorset</text:p>
          </table:table-cell>
          <table:table-cell office:value-type="string">
            <text:p>Weymouth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ancashire</text:p>
          </table:table-cell>
          <table:table-cell office:value-type="string">
            <text:p>Wigan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ussex</text:p>
          </table:table-cell>
          <table:table-cell office:value-type="string">
            <text:p>Winchelsea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Berkshire</text:p>
          </table:table-cell>
          <table:table-cell office:value-type="string">
            <text:p>Windsor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ambridgeshire</text:p>
          </table:table-cell>
          <table:table-cell office:value-type="string">
            <text:p>Wisbeach</text:p>
          </table:table-cell>
          <table:table-cell/>
          <table:table-cell office:value-type="float" office:value="262">
            <text:p>262</text:p>
          </table:table-cell>
          <table:table-cell office:value-type="float" office:value="46">
            <text:p>46</text:p>
          </table:table-cell>
          <table:table-cell office:value-type="float" office:value="220">
            <text:p>22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Berkshire</text:p>
          </table:table-cell>
          <table:table-cell office:value-type="string">
            <text:p>Wokingham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Norfolk</text:p>
          </table:table-cell>
          <table:table-cell office:value-type="string">
            <text:p>Yarmouth, Great</text:p>
          </table:table-cell>
          <table:table-cell/>
          <table:table-cell office:value-type="float" office:value="117">
            <text:p>117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Norfolk</text:p>
          </table:table-cell>
          <table:table-cell office:value-type="string">
            <text:p>Yarmouth, Great</text:p>
          </table:table-cell>
          <table:table-cell office:value-type="string">
            <text:p>bridewell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Yorkshire</text:p>
          </table:table-cell>
          <table:table-cell office:value-type="string">
            <text:p>York, St. Peter's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_20__26__20_estimates" style:display-name="PageStyle_summary &amp; estim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_20_1830_20_ga" style:display-name="PageStyle_prisons 1830 g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_20_1830_20_nga" style:display-name="PageStyle_prisons 1830 n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048" meta:object-count="0"/>
    <meta:generator>OpenOffice/4.1.1$Win32 OpenOffice.org_project/411m6$Build-9775</meta:generator>
  </office:meta>
</office:document-meta>
</file>